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>
        <style:tab-stops>
          <style:tab-stop style:position="-0.653cm"/>
          <style:tab-stop style:position="-0.635cm"/>
          <style:tab-stop style:position="-0.018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 style:list-style-name="L7"/>
    <style:style style:name="P10" style:family="paragraph" style:parent-style-name="Standard" style:list-style-name="L5">
      <style:paragraph-properties fo:margin-left="1.288cm" fo:margin-right="0cm" fo:text-indent="-0.617cm" style:auto-text-indent="false">
        <style:tab-stops>
          <style:tab-stop style:position="-0.653cm"/>
          <style:tab-stop style:position="-0.635cm"/>
          <style:tab-stop style:position="-0.018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420e" fo:font-weight="normal" style:font-weight-asian="normal" style:font-weight-complex="normal"/>
    </style:style>
    <style:style style:name="T4" style:family="text">
      <style:text-properties fo:color="#314004" fo:font-weight="normal" style:font-weight-asian="normal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2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663026" text:style-name="L1">
        <text:list-item>
          <text:p text:style-name="P2"><text:span text:style-name="T1">evento </text:span><text:span text:style-name="T2">[</text:span><text:span text:style-name="T4">tiempo en que se debe ejecutar el evento</text:span><text:span text:style-name="T2"> </text:span><text:span text:style-name="T3">“etiqueta del evento”</text:span><text:span text:style-name="T2">]</text:span></text:p>
          <text:list>
            <text:list-item>
              <text:p text:style-name="P2"><text:span text:style-name="T2">siguiente-evento</text:span></text:p>
            </text:list-item>
          </text:list>
        </text:list-item>
        <text:list-item>
          <text:p text:style-name="P2"><text:span text:style-name="T2">GO</text:span></text:p>
        </text:list-item>
      </text:list>
      <text:list xml:id="list571260760" text:style-name="L2">
        <text:list-item>
          <text:list>
            <text:list-item>
              <text:list>
                <text:list-item>
                  <text:p text:style-name="P3"><text:span text:style-name="T1">cola-de-eventos = </text:span><text:span text:style-name="T2">[[max-run-time “end-run”]]</text:span></text:p>
                </text:list-item>
                <text:list-item>
                  <text:p text:style-name="P3"><text:span text:style-name="T2">Obtener el próximo servidor que va a completar un servicio </text:span><text:span text:style-name="T1">next-server-to-complete</text:span></text:p>
                </text:list-item>
                <text:list-item>
                  <text:p text:style-name="P5">Si aun no hay un arrivo programado <text:span text:style-name="T1">next-arrival-time &lt;=0</text:span></text:p>
                  <text:list>
                    <text:list-item>
                      <text:p text:style-name="P5">Establece <text:span text:style-name="T1">next-arrival-time</text:span></text:p>
                    </text:list-item>
                  </text:list>
                </text:list-item>
                <text:list-item>
                  <text:p text:style-name="P5">Si ya se establecio <text:span text:style-name="T1">next-arrival-time</text:span></text:p>
                  <text:list>
                    <text:list-item>
                      <text:p text:style-name="P5">Agrega arrivo a la cola de <text:s/>eventos <text:span text:style-name="T5">event-queue add ([&lt;tiempo sig arribo “arribo”&gt;])</text:span></text:p>
                    </text:list-item>
                  </text:list>
                </text:list-item>
                <text:list-item>
                  <text:p text:style-name="P5">Si aun no es tiempo de reiniciar estadisticas <text:span text:style-name="T1">stats-reset-time &gt; ticks</text:span></text:p>
                  <text:list>
                    <text:list-item>
                      <text:p text:style-name="P5">Agrega este evento <text:s/>al cola <text:span text:style-name="T1">event-queue add ([&lt;time-reset-stats&gt; reset-stats])</text:span></text:p>
                    </text:list-item>
                  </text:list>
                </text:list-item>
                <text:list-item>
                  <text:p text:style-name="P5">Ordena la cola de eventos de acuerdo al timpo en que deben ejecutarse</text:p>
                </text:list-item>
                <text:list-item>
                  <text:p text:style-name="P5">Establece el siguiente evento <text:span text:style-name="T1">next-event = first event-queue</text:span></text:p>
                </text:list-item>
                <text:list-item>
                  <text:p text:style-name="P5">Ejecuta el procedimiento correspondiente al siguiente evento pueden ser:</text:p>
                </text:list-item>
              </text:list>
            </text:list-item>
          </text:list>
        </text:list-item>
      </text:list>
      <text:list xml:id="list212049605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“end-run”</text:p>
                        </text:list-item>
                        <text:list-item>
                          <text:p text:style-name="P6">“arrive”</text:p>
                        </text:list-item>
                        <text:list-item>
                          <text:p text:style-name="P6">“complete-service”</text:p>
                        </text:list-item>
                        <text:list-item>
                          <text:p text:style-name="P6">“reset-stats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>Arrivo</text:p>
      <text:list xml:id="list2155518593" text:style-name="L7">
        <text:list-item>
          <text:p text:style-name="P9"><text:span text:style-name="T1">Crea un cliente</text:span></text:p>
        </text:list-item>
      </text:list>
      <text:list xml:id="list2002233982" text:style-name="L5">
        <text:list-item>
          <text:list>
            <text:list-item>
              <text:p text:style-name="P7">establece cola = [self]</text:p>
              <text:p text:style-name="P7">establece tiempo-de-entrada-a-la-cola ticks</text:p>
            </text:list-item>
          </text:list>
        </text:list-item>
        <text:list-item>
          <text:p text:style-name="P10">incrementa el contador de arribos</text:p>
        </text:list-item>
        <text:list-item>
          <text:p text:style-name="P10">establece tiempo del próximo arribo</text:p>
        </text:list-item>
        <text:list-item>
          <text:p text:style-name="P10">Comienza servicio</text:p>
          <text:list>
            <text:list-item>
              <text:p text:style-name="P8">Obtiene lista de servidores disponibles (que no estan atendiendo a ningun cliente) available-servers</text:p>
            </text:list-item>
            <text:list-item>
              <text:p text:style-name="P8">Si hay algún servidor disponible</text:p>
              <text:list>
                <text:list-item>
                  <text:p text:style-name="P8">Establece proximo cliente next-customer=firt queue</text:p>
                </text:list-item>
                <text:list-item>
                  <text:p text:style-name="P8">Establece proximo servidor next-server alguno de los avaible-servers</text:p>
                </text:list-item>
                <text:list-item>
                  <text:p text:style-name="P8">Hace que el proximo-cliente</text:p>
                  <text:list>
                    <text:list-item>
                      <text:p text:style-name="P8">establece tiempo de entrada al servicio time-entered-service = ticks</text:p>
                    </text:list-item>
                    <text:list-item>
                      <text:p text:style-name="P8">calcula el tiempo total en la cola total-queue-throughput</text:p>
                    </text:list-item>
                  </text:list>
                </text:list-item>
                <text:list-item>
                  <text:p text:style-name="P8">Hace que el proximo-servidor</text:p>
                  <text:list>
                    <text:list-item>
                      <text:p text:style-name="P8">Establece como cliente en servicio a siguiente clientecustomer-being-served= next-customer</text:p>
                    </text:list-item>
                    <text:list-item>
                      <text:p text:style-name="P8">Establece el tiempo de termino de servicio de acuerdo a una distribucion exponencial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3-02-15T16:15:27</meta:creation-date>
    <dc:date>2013-02-15T18:19:31</dc:date>
    <dc:creator>Dan </dc:creator>
    <meta:editing-duration>PT1H47M57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35" meta:word-count="246" meta:character-count="1650" meta:non-whitespace-character-count="1470"/>
  </office:meta>
</office:document-meta>
</file>